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variable.dataType}}</text:p>
      <text:p text:style-name="P4">Skalenniveau: {{variable.scaleLevel}}</text:p>
      <text:p text:style-name="P4"><text:span text:style-name="T1">{{#if variable.number}}</text:span>Variablennummer: {{variable.number}}<text:span text:style-name="T1">{{/if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17S</meta:editing-duration>
    <meta:editing-cycles>21</meta:editing-cycles>
    <meta:generator>LibreOffice/4.2.8.2$Linux_X86_64 LibreOffice_project/420m0$Build-2</meta:generator>
    <dc:date>2015-12-01T12:23:00.142587630</dc:date>
    <meta:document-statistic meta:table-count="0" meta:image-count="1" meta:object-count="0" meta:page-count="1" meta:paragraph-count="10" meta:word-count="17" meta:character-count="278" meta:non-whitespace-character-count="270"/>
    <meta:user-defined meta:name="Info 1"/>
    <meta:user-defined meta:name="Info 2"/>
    <meta:user-defined meta:name="Info 3"/>
    <meta:user-defined meta:name="Info 4"/>
  </office:meta>
</office:document-meta>
</file>